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945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5.8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Manufacturer</text:p>
          </table:table-cell>
          <table:table-cell office:value-type="string">
            <text:p>Part number</text:p>
          </table:table-cell>
          <table:table-cell office:value-type="string">
            <text:p>Vin</text:p>
          </table:table-cell>
          <table:table-cell office:value-type="string">
            <text:p>Price</text:p>
          </table:table-cell>
          <table:table-cell office:value-type="string">
            <text:p>Notes</text:p>
          </table:table-cell>
        </table:table-row>
        <table:table-row table:style-name="ro1">
          <table:table-cell/>
          <table:table-cell office:value-type="string">
            <text:p>TI</text:p>
          </table:table-cell>
          <table:table-cell office:value-type="string">
            <text:p>tl5001a-q1</text:p>
          </table:table-cell>
          <table:table-cell office:value-type="string">
            <text:p>3.6 to 40</text:p>
          </table:table-cell>
          <table:table-cell office:value-type="string">
            <text:p>$0.85 @ 1000</text:p>
          </table:table-cell>
          <table:table-cell office:value-type="string">
            <text:p>External switch, boost, buck, invert</text:p>
          </table:table-cell>
        </table:table-row>
        <table:table-row table:style-name="ro1">
          <table:table-cell/>
          <table:table-cell office:value-type="string">
            <text:p>TI</text:p>
          </table:table-cell>
          <table:table-cell office:value-type="string">
            <text:p>lm25011</text:p>
          </table:table-cell>
          <table:table-cell office:value-type="string">
            <text:p>6 to 42</text:p>
          </table:table-cell>
          <table:table-cell office:value-type="string">
            <text:p>$0.95 @ 1000</text:p>
          </table:table-cell>
          <table:table-cell office:value-type="string">
            <text:p>Buck only, 2A, stepoko</text:p>
          </table:table-cell>
        </table:table-row>
        <table:table-row table:style-name="ro1">
          <table:table-cell/>
          <table:table-cell office:value-type="string">
            <text:p>TI</text:p>
          </table:table-cell>
          <table:table-cell office:value-type="string">
            <text:p>sg2524</text:p>
          </table:table-cell>
          <table:table-cell office:value-type="string">
            <text:p>8 to 40</text:p>
          </table:table-cell>
          <table:table-cell office:value-type="string">
            <text:p>$0.36 @ 1000</text:p>
          </table:table-cell>
          <table:table-cell office:value-type="string">
            <text:p>Multipurpose, flyback, super cheap</text:p>
          </table:table-cell>
        </table:table-row>
        <table:table-row table:style-name="ro1">
          <table:table-cell/>
          <table:table-cell office:value-type="string">
            <text:p>LT</text:p>
          </table:table-cell>
          <table:table-cell office:value-type="string">
            <text:p>LT8471</text:p>
          </table:table-cell>
          <table:table-cell office:value-type="string">
            <text:p>6 to 50</text:p>
          </table:table-cell>
          <table:table-cell office:value-type="string">
            <text:p>$5.00 @ 2500 </text:p>
          </table:table-cell>
          <table:table-cell office:value-type="string">
            <text:p>Dual output 2A, integrated switches, probably wrong pricing</text:p>
          </table:table-cell>
        </table:table-row>
        <table:table-row table:style-name="ro1">
          <table:table-cell/>
          <table:table-cell office:value-type="string">
            <text:p>LT</text:p>
          </table:table-cell>
          <table:table-cell office:value-type="string">
            <text:p>LT8582</text:p>
          </table:table-cell>
          <table:table-cell office:value-type="string">
            <text:p>5 to 22</text:p>
          </table:table-cell>
          <table:table-cell office:value-type="string">
            <text:p>$5.00 @ 2500 </text:p>
          </table:table-cell>
          <table:table-cell office:value-type="string">
            <text:p>Dual output 2A, integrated switches, probably wrong pricing</text:p>
          </table:table-cell>
        </table:table-row>
        <table:table-row table:style-name="ro2">
          <table:table-cell/>
          <table:table-cell office:value-type="string">
            <text:p>Maxim</text:p>
          </table:table-cell>
          <table:table-cell table:style-name="ce1" office:value-type="string">
            <text:p>MAX13256 </text:p>
          </table:table-cell>
          <table:table-cell office:value-type="string">
            <text:p>36V</text:p>
          </table:table-cell>
          <table:table-cell office:value-type="string">
            <text:p>$3.00 @ 2500</text:p>
          </table:table-cell>
          <table:table-cell office:value-type="string">
            <text:p>No regulation, pumps transformer with H bridge</text:p>
          </table:table-cell>
        </table:table-row>
        <table:table-row table:style-name="ro1">
          <table:table-cell/>
          <table:table-cell office:value-type="string">
            <text:p>ST</text:p>
          </table:table-cell>
          <table:table-cell office:value-type="string">
            <text:p>UC284XB/UC384XB</text:p>
          </table:table-cell>
          <table:table-cell office:value-type="string">
            <text:p>30V</text:p>
          </table:table-cell>
          <table:table-cell office:value-type="string">
            <text:p>$0.25 to $0.60</text:p>
          </table:table-cell>
          <table:table-cell office:value-type="string">
            <text:p>UVLO from 8.5 to 16 by part no. <text:s/>Totem output for NMOS driv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2">12/12/2015</text:date>, <text:time>13:3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9M21S</meta:editing-duration>
    <meta:editing-cycles>4</meta:editing-cycles>
    <meta:generator>OpenOffice.org/3.4.1$Win32 OpenOffice.org_project/341m1$Build-9593</meta:generator>
    <dc:date>2015-12-12T13:30:07.96</dc:date>
    <meta:document-statistic meta:table-count="3" meta:cell-count="40" meta:object-count="0"/>
    <meta:user-defined meta:name="Info 1"/>
    <meta:user-defined meta:name="Info 2"/>
    <meta:user-defined meta:name="Info 3"/>
    <meta:user-defined meta:name="Info 4"/>
  </office:meta>
</office:document-meta>
</file>